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25cm" fo:min-width="17.2cm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8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3.6cm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5.55cm" fo:min-width="15.8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4.5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1.65cm" fo:min-width="17.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5cm" fo:min-width="3.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cm" fo:min-width="11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7.85cm" fo:min-width="16.4cm"/>
    </style:style>
    <style:style style:name="gr1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56cm" fo:min-width="3.10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3.8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3.9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9.15cm" fo:min-width="17.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5.25cm" fo:min-width="16.4cm"/>
    </style:style>
    <style:style style:name="gr24" style:family="graphic" style:parent-style-name="standard">
      <style:graphic-properties draw:textarea-horizontal-align="justify" draw:textarea-vertical-align="middle" draw:auto-grow-height="false" fo:min-height="10.35cm" fo:min-width="17.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6.25cm" fo:min-width="16.4cm"/>
    </style:style>
    <style:style style:name="gr26" style:family="graphic" style:parent-style-name="standard">
      <style:graphic-properties draw:textarea-horizontal-align="justify" draw:textarea-vertical-align="middle" draw:auto-grow-height="false" fo:min-height="10.75cm" fo:min-width="17.4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6.55cm" fo:min-width="16.4cm"/>
    </style:style>
    <style:style style:name="gr2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3.2cm"/>
    </style:style>
    <style:style style:name="gr31" style:family="graphic" style:parent-style-name="standard">
      <style:graphic-properties draw:textarea-horizontal-align="justify" draw:textarea-vertical-align="middle" draw:auto-grow-height="false" fo:min-height="0.55cm" fo:min-width="3.2cm"/>
    </style:style>
    <style:style style:name="gr32" style:family="graphic" style:parent-style-name="standard">
      <style:graphic-properties draw:textarea-horizontal-align="justify" draw:textarea-vertical-align="middle" draw:auto-grow-height="false" fo:min-height="0.55cm" fo:min-width="2.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36" style:family="graphic" style:parent-style-name="standard">
      <style:graphic-properties draw:textarea-horizontal-align="justify" draw:textarea-vertical-align="middle" draw:auto-grow-height="false" fo:min-height="0.85cm" fo:min-width="2.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3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604cm" fo:min-width="4.247cm"/>
    </style:style>
    <style:style style:name="gr40" style:family="graphic" style:parent-style-name="standard">
      <style:graphic-properties draw:textarea-horizontal-align="justify" draw:textarea-vertical-align="middle" draw:auto-grow-height="false" fo:min-height="0.55cm" fo:min-width="4.4cm"/>
    </style:style>
    <style:style style:name="gr41" style:family="graphic" style:parent-style-name="standard">
      <style:graphic-properties draw:textarea-horizontal-align="justify" draw:textarea-vertical-align="middle" draw:auto-grow-height="false" fo:min-height="0.55cm" fo:min-width="3.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5cm" fo:min-width="2.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2.85cm" fo:min-width="17.4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8.95cm" fo:min-width="16.4cm"/>
    </style:style>
    <style:style style:name="gr4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65cm" fo:min-width="3.2cm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5.0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1.75cm" fo:min-width="17.4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7.75cm" fo:min-width="16.4cm"/>
    </style:style>
    <style:style style:name="gr51" style:family="graphic" style:parent-style-name="standard">
      <style:graphic-properties draw:textarea-horizontal-align="justify" draw:textarea-vertical-align="middle" draw:auto-grow-height="false" fo:min-height="12.25cm" fo:min-width="17.4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8.35cm" fo:min-width="16.4cm"/>
    </style:style>
    <style:style style:name="gr5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2.85cm" fo:min-width="5.3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85cm" fo:min-width="4.5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75cm" fo:min-width="2.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8.05cm" fo:min-width="10.4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.65cm" fo:min-width="2.7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1.65cm" fo:min-width="3.2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4.45cm" fo:min-width="8.9cm"/>
    </style:style>
    <style:style style:name="gr61" style:family="graphic" style:parent-style-name="standard">
      <style:graphic-properties draw:opacity="74%" draw:textarea-horizontal-align="justify" draw:textarea-vertical-align="middle" draw:auto-grow-height="false" fo:min-height="11.25cm" fo:min-width="5.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2a6099"/>
    </style:style>
    <style:style style:name="P9" style:family="paragraph">
      <loext:graphic-properties draw:fill="none" draw:fill-color="#ffffff"/>
      <style:text-properties fo:color="#2a6099"/>
    </style:style>
    <style:style style:name="P10" style:family="paragraph">
      <style:text-properties fo:color="#2a6099"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text-properties fo:color="#2a6099"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opacity="74%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a6099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7.7cm" svg:height="10.5cm" svg:x="1.8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cm" svg:height="1.8cm" svg:x="7.4cm" svg:y="3.5cm">
          <draw:text-box>
            <text:p><text:s text:c="6"/>Index/Info page</text:p>
          </draw:text-box>
        </draw:frame>
        <draw:frame draw:style-name="gr3" draw:text-style-name="P2" draw:layer="layout" svg:width="7.3cm" svg:height="3.1cm" svg:x="1.6cm" svg:y="1.2cm">
          <draw:text-box>
            <text:p>“<text:span text:style-name="T1">Lets Play</text:span>”</text:p>
            <text:p>User interface layout</text:p>
            <text:p>Tjitze de Boer</text:p>
          </draw:text-box>
        </draw:frame>
        <draw:custom-shape draw:style-name="gr4" draw:text-style-name="P3" draw:layer="layout" svg:width="4.1cm" svg:height="1.8cm" svg:x="2.2cm" svg:y="5.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cm" svg:height="1.3cm" svg:x="2.5cm" svg:y="5.4cm">
          <draw:text-box>
            <text:p text:style-name="P4"><text:span text:style-name="T2">Title</text:span></text:p>
          </draw:text-box>
        </draw:frame>
        <draw:custom-shape draw:style-name="gr6" draw:text-style-name="P3" draw:layer="layout" svg:width="12.2cm" svg:height="1.8cm" svg:x="6.8cm" svg:y="5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1.5cm" svg:height="1.4cm" svg:x="7.3cm" svg:y="5.5cm">
          <draw:text-box>
            <text:p text:style-name="P4"><text:span text:style-name="T2">Navbar</text:span></text:p>
          </draw:text-box>
        </draw:frame>
        <draw:custom-shape draw:style-name="gr8" draw:text-style-name="P3" draw:layer="layout" svg:width="16.3cm" svg:height="5.8cm" svg:x="2.5cm" svg:y="8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4.7cm" svg:height="4.8cm" svg:x="3.4cm" svg:y="8.9cm">
          <draw:text-box>
            <text:p text:style-name="P4"><text:span text:style-name="T2">Content</text:span></text:p>
          </draw:text-box>
        </draw:frame>
        <draw:custom-shape draw:style-name="gr10" draw:text-style-name="P1" draw:layer="layout" svg:width="17.9cm" svg:height="11.9cm" svg:x="1.3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8cm" svg:height="1.8cm" svg:x="1.7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1.8cm" svg:height="1.9cm" svg:x="6.5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6.9cm" svg:height="8.1cm" svg:x="1.8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3.3cm" svg:height="1.119cm" svg:x="2cm" svg:y="17.5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6cm" svg:y="17.493cm">
          <draw:text-box>
            <text:p text:style-name="P4"><text:span text:style-name="T2">Navbar</text:span></text:p>
          </draw:text-box>
        </draw:frame>
        <draw:frame draw:style-name="gr16" draw:text-style-name="P2" draw:layer="layout" svg:width="9.8cm" svg:height="1.1cm" svg:x="7cm" svg:y="15.5cm">
          <draw:text-box>
            <text:p>Registration page</text:p>
          </draw:text-box>
        </draw:frame>
        <draw:frame draw:style-name="gr17" draw:text-style-name="P2" draw:layer="layout" svg:width="3.601cm" svg:height="5.228cm" svg:x="2.7cm" svg:y="20.2cm">
          <draw:text-box>
            <text:p>Email:</text:p>
            <text:p/>
            <text:p/>
            <text:p>Username:</text:p>
            <text:p/>
            <text:p/>
            <text:p>Password:</text:p>
          </draw:text-box>
        </draw:frame>
        <draw:custom-shape draw:style-name="gr18" draw:text-style-name="P1" draw:layer="layout" svg:width="4.3cm" svg:height="0.7cm" svg:x="3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cm" svg:height="0.7cm" svg:x="3.1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cm" svg:height="0.7cm" svg:x="3cm" svg:y="2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3.5cm" svg:height="1cm" svg:x="2.7cm" svg:y="26.6cm">
          <text:p text:style-name="P1">Submit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ard">
        <draw:custom-shape draw:style-name="gr22" draw:text-style-name="P1" draw:layer="layout" svg:width="17.9cm" svg:height="9.4cm" svg:x="1.5cm" svg:y="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3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cm" svg:y="6.2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8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793cm">
          <draw:text-box>
            <text:p text:style-name="P4"><text:span text:style-name="T2">Navbar</text:span></text:p>
          </draw:text-box>
        </draw:frame>
        <draw:custom-shape draw:style-name="gr24" draw:text-style-name="P1" draw:layer="layout" svg:width="17.9cm" svg:height="10.6cm" svg:x="1.5cm" svg:y="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3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6.9cm" svg:height="6.5cm" svg:x="2cm" svg:y="6.2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8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793cm">
          <draw:text-box>
            <text:p text:style-name="P4"><text:span text:style-name="T2">Navbar</text:span></text:p>
          </draw:text-box>
        </draw:frame>
        <draw:custom-shape draw:style-name="gr22" draw:text-style-name="P1" draw:layer="layout" svg:width="17.9cm" svg:height="9.4cm" svg:x="1.7cm" svg:y="1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2.1cm" svg:y="1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9cm" svg:y="1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.2cm" svg:y="20.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4cm" svg:y="17.9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7cm" svg:y="17.893cm">
          <draw:text-box>
            <text:p text:style-name="P4"><text:span text:style-name="T2">Navbar</text:span></text:p>
          </draw:text-box>
        </draw:frame>
        <draw:custom-shape draw:style-name="gr26" draw:text-style-name="P1" draw:layer="layout" svg:width="17.9cm" svg:height="11cm" svg:x="1.7cm" svg:y="1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2.1cm" svg:y="1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9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6.9cm" svg:height="6.8cm" svg:x="2.2cm" svg:y="20.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4cm" svg:y="17.9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7cm" svg:y="17.893cm">
          <draw:text-box>
            <text:p text:style-name="P4"><text:span text:style-name="T2">Navbar</text:span></text:p>
          </draw:text-box>
        </draw:frame>
        <draw:frame draw:style-name="gr28" draw:text-style-name="P2" draw:layer="layout" svg:width="7.3cm" svg:height="1.2cm" svg:x="6.3cm" svg:y="1.3cm">
          <draw:text-box>
            <text:p>Login Page</text:p>
          </draw:text-box>
        </draw:frame>
        <draw:frame draw:style-name="gr29" draw:text-style-name="P2" draw:layer="layout" svg:width="6.8cm" svg:height="5cm" svg:x="3.4cm" svg:y="6.5cm">
          <draw:text-box>
            <text:p>Usrname</text:p>
            <text:p/>
            <text:p>Password</text:p>
            <text:p/>
            <text:p/>
          </draw:text-box>
        </draw:frame>
        <draw:custom-shape draw:style-name="gr30" draw:text-style-name="P1" draw:layer="layout" svg:width="3.7cm" svg:height="0.7cm" svg:x="3.7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7cm" svg:height="0.8cm" svg:x="3.8cm" svg:y="8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7cm" svg:height="0.8cm" svg:x="3.7cm" svg:y="9.9cm">
          <text:p text:style-name="P1">Login</text:p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8cm" svg:height="1.673cm" svg:x="3.7cm" svg:y="11cm">
          <draw:text-box>
            <text:p>Forgot password?</text:p>
            <text:p><text:span text:style-name="T3">Reset Password</text:span></text:p>
          </draw:text-box>
        </draw:frame>
        <draw:frame draw:style-name="gr33" draw:text-style-name="P2" draw:layer="layout" svg:width="9.2cm" svg:height="1.673cm" svg:x="6.3cm" svg:y="15.4cm">
          <draw:text-box>
            <text:p>Password Reset Request</text:p>
          </draw:text-box>
        </draw:frame>
        <draw:frame draw:style-name="gr5" draw:text-style-name="P7" draw:layer="layout" svg:width="11.6cm" svg:height="1.3cm" svg:x="4.8cm" svg:y="20.9cm">
          <draw:text-box>
            <text:p text:style-name="P6"><text:span text:style-name="T4">Password reset request</text:span></text:p>
          </draw:text-box>
        </draw:frame>
        <draw:frame draw:style-name="gr34" draw:text-style-name="P2" draw:layer="layout" svg:width="4.9cm" svg:height="1cm" svg:x="5.3cm" svg:y="22.5cm">
          <draw:text-box>
            <text:p>Email:</text:p>
          </draw:text-box>
        </draw:frame>
        <draw:custom-shape draw:style-name="gr35" draw:text-style-name="P1" draw:layer="layout" svg:width="4.8cm" svg:height="0.9cm" svg:x="5.6cm" svg:y="23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3cm" svg:height="1.1cm" svg:x="5.6cm" svg:y="25.2cm">
          <text:p text:style-name="P1">Submi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ard">
        <draw:custom-shape draw:style-name="gr22" draw:text-style-name="P1" draw:layer="layout" svg:width="17.9cm" svg:height="9.4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3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cm" svg:y="5.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5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493cm">
          <draw:text-box>
            <text:p text:style-name="P4"><text:span text:style-name="T2">Navbar</text:span></text:p>
          </draw:text-box>
        </draw:frame>
        <draw:custom-shape draw:style-name="gr26" draw:text-style-name="P1" draw:layer="layout" svg:width="17.9cm" svg:height="11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3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6.9cm" svg:height="6.8cm" svg:x="2cm" svg:y="5.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5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493cm">
          <draw:text-box>
            <text:p text:style-name="P4"><text:span text:style-name="T2">Navbar</text:span></text:p>
          </draw:text-box>
        </draw:frame>
        <draw:custom-shape draw:style-name="gr22" draw:text-style-name="P1" draw:layer="layout" svg:width="17.9cm" svg:height="9.4cm" svg:x="1.7cm" svg:y="1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2.1cm" svg:y="1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9cm" svg:y="17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.2cm" svg:y="20.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4cm" svg:y="17.9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7cm" svg:y="17.893cm">
          <draw:text-box>
            <text:p text:style-name="P4"><text:span text:style-name="T2">Navbar</text:span></text:p>
          </draw:text-box>
        </draw:frame>
        <draw:custom-shape draw:style-name="gr26" draw:text-style-name="P1" draw:layer="layout" svg:width="17.9cm" svg:height="11cm" svg:x="1.7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8cm" svg:height="1.8cm" svg:x="2.1cm" svg:y="1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9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6.9cm" svg:height="6.8cm" svg:x="2.2cm" svg:y="20.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4cm" svg:y="17.9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7cm" svg:y="17.893cm">
          <draw:text-box>
            <text:p text:style-name="P4"><text:span text:style-name="T2">Navbar</text:span></text:p>
          </draw:text-box>
        </draw:frame>
        <draw:frame draw:style-name="gr7" draw:text-style-name="P2" draw:layer="layout" svg:width="7.9cm" svg:height="1.4cm" svg:x="6.4cm" svg:y="1.3cm">
          <draw:text-box>
            <text:p>Password reset page</text:p>
          </draw:text-box>
        </draw:frame>
        <draw:frame draw:style-name="gr16" draw:text-style-name="P2" draw:layer="layout" svg:width="6.6cm" svg:height="1.1cm" svg:x="6.4cm" svg:y="7.5cm">
          <draw:text-box>
            <text:p>New password:</text:p>
          </draw:text-box>
        </draw:frame>
        <draw:custom-shape draw:style-name="gr37" draw:text-style-name="P1" draw:layer="layout" svg:width="4.8cm" svg:height="1cm" svg:x="6.6cm" svg:y="8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4cm" svg:height="1cm" svg:x="6.7cm" svg:y="10.1cm">
          <text:p text:style-name="P1">Submit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9.1cm" svg:height="1.1cm" svg:x="5.3cm" svg:y="15.4cm">
          <draw:text-box>
            <text:p>Insert game page</text:p>
          </draw:text-box>
        </draw:frame>
        <draw:frame draw:style-name="gr2" draw:text-style-name="P2" draw:layer="layout" svg:width="5.8cm" svg:height="1.8cm" svg:x="6.5cm" svg:y="20.7cm">
          <draw:text-box>
            <text:p>Name:</text:p>
          </draw:text-box>
        </draw:frame>
        <draw:custom-shape draw:style-name="gr39" draw:text-style-name="P1" draw:layer="layout" svg:width="4.747cm" svg:height="0.854cm" svg:x="6.7cm" svg:y="21.6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6.1cm" svg:height="1.673cm" svg:x="6.5cm" svg:y="22.527cm">
          <draw:text-box>
            <text:p>How many players</text:p>
          </draw:text-box>
        </draw:frame>
        <draw:custom-shape draw:style-name="gr40" draw:text-style-name="P1" draw:layer="layout" svg:width="4.9cm" svg:height="0.8cm" svg:x="6.7cm" svg:y="23.6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4.1cm" svg:height="1cm" svg:x="6.8cm" svg:y="24.6cm">
          <draw:text-box>
            <text:p>Image:</text:p>
          </draw:text-box>
        </draw:frame>
        <draw:custom-shape draw:style-name="gr41" draw:text-style-name="P1" draw:layer="layout" svg:width="3.6cm" svg:height="0.8cm" svg:x="9.3cm" svg:y="24.8cm">
          <text:p text:style-name="P1">Upload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3.2cm" svg:height="0.9cm" svg:x="6.7cm" svg:y="25.9cm">
          <text:p text:style-name="P1">Submi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ard">
        <draw:custom-shape draw:style-name="gr22" draw:text-style-name="P1" draw:layer="layout" svg:width="17.9cm" svg:height="9.4cm" svg:x="1.5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2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cm" svg:y="5.7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3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293cm">
          <draw:text-box>
            <text:p text:style-name="P4"><text:span text:style-name="T2">Navbar</text:span></text:p>
          </draw:text-box>
        </draw:frame>
        <draw:custom-shape draw:style-name="gr26" draw:text-style-name="P1" draw:layer="layout" svg:width="17.9cm" svg:height="11cm" svg:x="1.5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2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6.9cm" svg:height="6.8cm" svg:x="2cm" svg:y="5.7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3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293cm">
          <draw:text-box>
            <text:p text:style-name="P4"><text:span text:style-name="T2">Navbar</text:span></text:p>
          </draw:text-box>
        </draw:frame>
        <draw:custom-shape draw:style-name="gr22" draw:text-style-name="P1" draw:layer="layout" svg:width="17.9cm" svg:height="9.4cm" svg:x="1.5cm" svg:y="1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16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cm" svg:y="1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16.6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16.593cm">
          <draw:text-box>
            <text:p text:style-name="P4"><text:span text:style-name="T2">Navbar</text:span></text:p>
          </draw:text-box>
        </draw:frame>
        <draw:custom-shape draw:style-name="gr43" draw:text-style-name="P1" draw:layer="layout" svg:width="17.9cm" svg:height="13.1cm" svg:x="1.5cm" svg:y="15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1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16.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6.9cm" svg:height="9.2cm" svg:x="2cm" svg:y="19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16.6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16.593cm">
          <draw:text-box>
            <text:p text:style-name="P4"><text:span text:style-name="T2">Navbar</text:span></text:p>
          </draw:text-box>
        </draw:frame>
        <draw:frame draw:style-name="gr45" draw:text-style-name="P2" draw:layer="layout" svg:width="6.9cm" svg:height="0.962cm" svg:x="6.7cm" svg:y="1.2cm">
          <draw:text-box>
            <text:p>Search page</text:p>
          </draw:text-box>
        </draw:frame>
        <draw:frame draw:style-name="gr16" draw:text-style-name="P2" draw:layer="layout" svg:width="7.5cm" svg:height="1.1cm" svg:x="6.5cm" svg:y="14.4cm">
          <draw:text-box>
            <text:p>Results/Browse page</text:p>
          </draw:text-box>
        </draw:frame>
        <draw:frame draw:style-name="gr16" draw:text-style-name="P2" draw:layer="layout" svg:width="3.4cm" svg:height="1.1cm" svg:x="6.7cm" svg:y="7.3cm">
          <draw:text-box>
            <text:p>Name:</text:p>
          </draw:text-box>
        </draw:frame>
        <draw:custom-shape draw:style-name="gr46" draw:text-style-name="P1" draw:layer="layout" svg:width="3.7cm" svg:height="0.9cm" svg:x="7cm" svg:y="8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3cm" svg:height="1cm" svg:x="7.1cm" svg:y="9.7cm">
          <text:p text:style-name="P1">Search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8cm" svg:height="1.4cm" svg:x="7.7cm" svg:y="19.6cm">
          <draw:text-box>
            <text:p text:style-name="P6"><text:span text:style-name="T4">Results</text:span></text:p>
          </draw:text-box>
        </draw:frame>
        <draw:frame draw:style-name="gr48" draw:text-style-name="P9" draw:layer="layout" svg:width="9.4cm" svg:height="5.3cm" svg:x="5.5cm" svg:y="21cm">
          <draw:text-box>
            <text:p text:style-name="P8"><text:span text:style-name="T3">Name</text:span></text:p>
            <text:p text:style-name="P8"><text:span text:style-name="T3"/></text:p>
            <text:p text:style-name="P8"><text:span text:style-name="T3">Name</text:span></text:p>
            <text:p text:style-name="P8"><text:span text:style-name="T3"/></text:p>
            <text:p text:style-name="P8"><text:span text:style-name="T3">Name</text:span></text:p>
            <text:p text:style-name="P8"><text:span text:style-name="T3"/></text:p>
            <text:p text:style-name="P8"><text:span text:style-name="T3">Name</text:span></text:p>
          </draw:text-box>
        </draw:frame>
        <draw:frame draw:style-name="gr16" draw:text-style-name="P11" draw:layer="layout" svg:width="5.1cm" svg:height="1.1cm" svg:x="5.7cm" svg:y="26.6cm">
          <draw:text-box>
            <text:p text:style-name="P10"><text:span text:style-name="T5">1 2 3 Next</text:span></text:p>
          </draw:text-box>
        </draw:frame>
      </draw:page>
      <draw:page draw:name="page5" draw:style-name="dp1" draw:master-page-name="Standaard">
        <draw:custom-shape draw:style-name="gr22" draw:text-style-name="P1" draw:layer="layout" svg:width="17.9cm" svg:height="9.4cm" svg:x="1.5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6.9cm" svg:height="5.5cm" svg:x="2cm" svg:y="6.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9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893cm">
          <draw:text-box>
            <text:p text:style-name="P4"><text:span text:style-name="T2">Navbar</text:span></text:p>
          </draw:text-box>
        </draw:frame>
        <draw:custom-shape draw:style-name="gr49" draw:text-style-name="P1" draw:layer="layout" svg:width="17.9cm" svg:height="12cm" svg:x="1.5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cm" svg:height="1.8cm" svg:x="1.9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1.8cm" svg:height="1.9cm" svg:x="6.7cm" svg:y="3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6.9cm" svg:height="8cm" svg:x="2cm" svg:y="6.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3cm" svg:height="1.119cm" svg:x="2.2cm" svg:y="3.9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8cm" svg:y="3.893cm">
          <draw:text-box>
            <text:p text:style-name="P4"><text:span text:style-name="T2">Navbar</text:span></text:p>
          </draw:text-box>
        </draw:frame>
        <draw:frame draw:style-name="gr33" draw:text-style-name="P2" draw:layer="layout" svg:width="6.9cm" svg:height="1.673cm" svg:x="7cm" svg:y="1.5cm">
          <draw:text-box>
            <text:p>Game details page</text:p>
          </draw:text-box>
        </draw:frame>
        <draw:custom-shape draw:style-name="gr22" draw:text-style-name="P1" draw:layer="layout" svg:width="17.9cm" svg:height="9.4cm" svg:x="1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8cm" svg:height="1.8cm" svg:x="2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1.8cm" svg:height="1.9cm" svg:x="6.8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6.9cm" svg:height="5.5cm" svg:x="2.1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3.3cm" svg:height="1.119cm" svg:x="2.3cm" svg:y="17.2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9cm" svg:y="17.193cm">
          <draw:text-box>
            <text:p text:style-name="P4"><text:span text:style-name="T2">Navbar</text:span></text:p>
          </draw:text-box>
        </draw:frame>
        <draw:custom-shape draw:style-name="gr51" draw:text-style-name="P1" draw:layer="layout" svg:width="17.9cm" svg:height="12.5cm" svg:x="1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8cm" svg:height="1.8cm" svg:x="2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1.8cm" svg:height="1.9cm" svg:x="6.8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16.9cm" svg:height="8.6cm" svg:x="2.1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3.3cm" svg:height="1.119cm" svg:x="2.3cm" svg:y="17.2cm">
          <draw:text-box>
            <text:p text:style-name="P4"><text:span text:style-name="T2">Title</text:span></text:p>
          </draw:text-box>
        </draw:frame>
        <draw:frame draw:style-name="gr15" draw:text-style-name="P5" draw:layer="layout" svg:width="11.6cm" svg:height="1.5cm" svg:x="6.9cm" svg:y="17.193cm">
          <draw:text-box>
            <text:p text:style-name="P4"><text:span text:style-name="T2">Navbar</text:span></text:p>
          </draw:text-box>
        </draw:frame>
        <draw:frame draw:style-name="gr53" draw:text-style-name="P2" draw:layer="layout" svg:width="6.8cm" svg:height="2.384cm" svg:x="6.2cm" svg:y="7.1cm">
          <draw:text-box>
            <text:p>Name</text:p>
            <text:p><text:span text:style-name="T6">Amount</text:span> of <text:span text:style-name="T6">players</text:span></text:p>
            <text:p/>
          </draw:text-box>
        </draw:frame>
        <draw:custom-shape draw:style-name="gr54" draw:text-style-name="P12" draw:layer="layout" svg:width="5.8cm" svg:height="3.1cm" svg:x="6.4cm" svg:y="8.8cm">
          <text:p text:style-name="P1"><text:span text:style-name="T7">Image</text:span>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5cm" svg:height="1.1cm" svg:x="6.4cm" svg:y="12.5cm">
          <text:p text:style-name="P1">Edit/Delet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cm" svg:height="1.8cm" svg:x="6.5cm" svg:y="20.701cm">
          <draw:text-box>
            <text:p>Name:</text:p>
          </draw:text-box>
        </draw:frame>
        <draw:custom-shape draw:style-name="gr39" draw:text-style-name="P1" draw:layer="layout" svg:width="4.747cm" svg:height="0.854cm" svg:x="6.7cm" svg:y="21.601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6.1cm" svg:height="1.673cm" svg:x="6.5cm" svg:y="22.528cm">
          <draw:text-box>
            <text:p>How many players</text:p>
          </draw:text-box>
        </draw:frame>
        <draw:custom-shape draw:style-name="gr40" draw:text-style-name="P1" draw:layer="layout" svg:width="4.9cm" svg:height="0.8cm" svg:x="6.7cm" svg:y="23.601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4.1cm" svg:height="1cm" svg:x="6.8cm" svg:y="24.601cm">
          <draw:text-box>
            <text:p>Image:</text:p>
          </draw:text-box>
        </draw:frame>
        <draw:custom-shape draw:style-name="gr42" draw:text-style-name="P1" draw:layer="layout" svg:width="3.2cm" svg:height="0.9cm" svg:x="6.7cm" svg:y="25.901cm">
          <text:p text:style-name="P1">Submit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.1cm" svg:height="1cm" svg:x="10.6cm" svg:y="25.8cm">
          <text:p text:style-name="P1">Delete</text:p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9.6cm" svg:height="1.673cm" svg:x="7.1cm" svg:y="15.1cm">
          <draw:text-box>
            <text:p>Game details page e<text:span text:style-name="T6">dit</text:span> form</text:p>
          </draw:text-box>
        </draw:frame>
      </draw:page>
      <draw:page draw:name="page6" draw:style-name="dp1" draw:master-page-name="Standaard">
        <draw:custom-shape draw:style-name="gr57" draw:text-style-name="P1" draw:layer="layout" svg:width="10.9cm" svg:height="18.3cm" svg:x="4.2cm" svg:y="3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3.2cm" svg:height="1.9cm" svg:x="4.7cm" svg:y="4.3cm">
          <text:p text:style-name="P4"><text:span text:style-name="T2">Titel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7cm" svg:height="1.9cm" svg:x="10.9cm" svg:y="4.3cm">
          <text:p text:style-name="P1">NavButton</text:p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9.4cm" svg:height="14.7cm" svg:x="5cm" svg:y="6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6.1cm" svg:height="11.5cm" svg:x="6cm" svg:y="6.8cm">
          <text:p text:style-name="P1"><text:span text:style-name="T8">Navbar</text:span></text:p>
          <draw:enhanced-geometry svg:viewBox="0 0 21600 21600" draw:type="rectangle" draw:enhanced-path="M 0 0 L 21600 0 21600 21600 0 21600 0 0 Z N"/>
        </draw:custom-shape>
        <draw:frame draw:style-name="gr62" draw:text-style-name="P16" draw:layer="layout" svg:width="6.7cm" svg:height="1.9cm" svg:x="6.2cm" svg:y="18.9cm">
          <draw:text-box>
            <text:p text:style-name="P15"><text:span text:style-name="T2">Content</text:span></text:p>
          </draw:text-box>
        </draw:frame>
        <draw:frame draw:style-name="gr15" draw:text-style-name="P18" draw:layer="layout" svg:width="5.4cm" svg:height="1.5cm" svg:x="5.8cm" svg:y="1.8cm">
          <draw:text-box>
            <text:p text:style-name="P17"><text:span text:style-name="T9">Mobile view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07T13:34:48.923000000</meta:creation-date>
    <meta:generator>LibreOffice/6.4.0.3$Windows_X86_64 LibreOffice_project/b0a288ab3d2d4774cb44b62f04d5d28733ac6df8</meta:generator>
    <dc:date>2021-09-10T14:47:45.401000000</dc:date>
    <meta:editing-duration>P3DT13M41S</meta:editing-duration>
    <meta:editing-cycles>16</meta:editing-cycles>
    <meta:document-statistic meta:object-count="167"/>
  </office:meta>
</office:document-meta>
</file>